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2FDB00000DA6D69A0F8C.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TimesNewRomanPS-BoldMT" svg:font-family="TimesNewRomanPS-BoldMT" style:font-family-generic="roman"/>
    <style:font-face style:name="TimesNewRomanPSMT" svg:font-family="TimesNewRomanPSMT" style:font-family-generic="roman"/>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in" fo:margin-bottom="0.0398in" fo:text-align="justify" style:justify-single-word="false" fo:background-color="transparent" style:shadow="none">
        <style:background-image/>
      </style:paragraph-properties>
      <style:text-properties style:font-name="Arial" fo:font-size="10pt" style:font-size-asian="10pt" style:font-size-complex="10pt"/>
    </style:style>
    <style:style style:name="P2" style:family="paragraph" style:parent-style-name="Standard">
      <style:paragraph-properties fo:margin-left="1in" fo:margin-right="0in" fo:margin-top="0in" fo:margin-bottom="0.0835in" fo:text-align="justify" style:justify-single-word="false" fo:text-indent="0in" style:auto-text-indent="false" style:text-autospace="none"/>
      <style:text-properties style:use-window-font-color="true" style:font-name="TimesNewRomanPS-BoldMT" fo:font-size="11pt" fo:font-weight="bold" style:font-name-asian="TimesNewRomanPS-BoldMT" style:font-size-asian="11pt" style:font-weight-asian="bold" style:font-name-complex="TimesNewRomanPS-BoldMT" style:font-size-complex="11pt" style:font-weight-complex="bold"/>
    </style:style>
    <style:style style:name="P3" style:family="paragraph" style:parent-style-name="Standard">
      <style:paragraph-properties fo:margin-left="1in" fo:margin-right="0in" fo:text-align="justify" style:justify-single-word="false" fo:text-indent="0in" style:auto-text-indent="false" style:text-autospace="none"/>
      <style:text-properties style:use-window-font-color="true" style:font-name="TimesNewRomanPS-BoldMT" fo:font-size="11pt" fo:font-weight="bold" style:font-name-asian="TimesNewRomanPS-BoldMT" style:font-size-asian="11pt" style:font-weight-asian="bold" style:font-name-complex="TimesNewRomanPS-BoldMT" style:font-size-complex="11pt" style:font-weight-complex="bold"/>
    </style:style>
    <style:style style:name="P4" style:family="paragraph" style:parent-style-name="Standard">
      <style:paragraph-properties fo:margin-left="1in" fo:margin-right="0in" fo:text-align="justify" style:justify-single-word="false" fo:text-indent="0in" style:auto-text-indent="false" style:text-autospace="none"/>
      <style:text-properties style:use-window-font-color="true" style:font-name="TimesNewRomanPSMT" fo:font-size="11pt" fo:font-weight="normal" style:font-name-asian="TimesNewRomanPSMT" style:font-size-asian="11pt" style:font-weight-asian="normal" style:font-name-complex="TimesNewRomanPSMT" style:font-size-complex="11pt" style:font-weight-complex="normal"/>
    </style:style>
    <style:style style:name="P5" style:family="paragraph" style:parent-style-name="Standard">
      <style:paragraph-properties fo:margin-left="0.3693in" fo:margin-right="0in" fo:margin-top="0.0417in" fo:margin-bottom="0in" fo:text-align="justify" style:justify-single-word="false" fo:text-indent="-0.1193in" style:auto-text-indent="false" style:text-autospace="none">
        <style:tab-stops>
          <style:tab-stop style:position="-0.1193in"/>
          <style:tab-stop style:position="0in"/>
        </style:tab-stops>
      </style:paragraph-properties>
      <style:text-properties style:use-window-font-color="true" style:font-name="TimesNewRomanPSMT" fo:font-size="10pt" fo:font-weight="normal" style:font-name-asian="TimesNewRomanPSMT" style:font-size-asian="10pt" style:font-weight-asian="normal" style:font-name-complex="TimesNewRomanPSMT" style:font-size-complex="10pt" style:font-weight-complex="normal"/>
    </style:style>
    <style:style style:name="P6" style:family="paragraph" style:parent-style-name="Standard">
      <style:paragraph-properties fo:text-align="justify" style:justify-single-word="false" style:text-autospace="none">
        <style:tab-stops>
          <style:tab-stop style:position="0.25in"/>
          <style:tab-stop style:position="0.3693in"/>
        </style:tab-stops>
      </style:paragraph-properties>
      <style:text-properties style:use-window-font-color="true" style:font-name="TimesNewRomanPSMT" fo:font-size="10pt" fo:font-weight="normal" style:font-name-asian="TimesNewRomanPSMT" style:font-size-asian="10pt" style:font-weight-asian="normal" style:font-name-complex="TimesNewRomanPSMT" style:font-size-complex="10pt" style:font-weight-complex="normal"/>
    </style:style>
    <style:style style:name="P7" style:family="paragraph" style:parent-style-name="Standard">
      <style:paragraph-properties fo:text-align="start" style:justify-single-word="false" style:text-autospace="none"/>
      <style:text-properties style:use-window-font-color="true" style:font-name="TimesNewRomanPSMT" fo:font-size="12pt" fo:font-weight="normal" style:font-name-asian="TimesNewRomanPSMT" style:font-size-asian="12pt" style:font-weight-asian="normal" style:font-name-complex="TimesNewRomanPSMT" style:font-size-complex="12pt" style:font-weight-complex="normal"/>
    </style:style>
    <style:style style:name="P8" style:family="paragraph" style:parent-style-name="Standard">
      <style:text-properties style:font-name="Arial" fo:font-size="10pt" style:font-size-asian="10pt" style:font-size-complex="10pt"/>
    </style:style>
    <style:style style:name="Sect1" style:family="section">
      <style:section-properties text:dont-balance-text-columns="false" style:editable="false">
        <style:columns fo:column-count="2" fo:column-gap="0.1181in">
          <style:column style:rel-width="32767*" fo:start-indent="0in" fo:end-indent="0.0591in"/>
          <style:column style:rel-width="32768*" fo:start-indent="0.0591in" fo:end-indent="0in"/>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1">
        <text:h text:style-name="Heading_20_1" text:outline-level="1">Introduction</text:h>
        <text:p text:style-name="P1">Pipelining is an important technique that is used very often in the design of digital circuits. The CSL Pipeline is the that does the implementation of pipeline fast and easy. <text:s text:c="2"/></text:p>
        <text:h text:style-name="Heading_20_1" text:outline-level="1">Description</text:h>
        <text:p text:style-name="P1">The CSL language is divided into different categories one of which is the CSL interconnect specification. This chapter explains the CSL interconnect specification and how the user creates a CSL interconnect specification file. The user writes CSL interconnect code which specifies the RTL design, the hierarchy and the connection instances. The CSL interconnect specification files are compiled and analyzed by the CSL compiler (cslc). The cslc compiles the CSL code and creates a design database, analyzes the design database, generates RTL code (Verilog or VHDL), C++ code and generates documentation. </text:p>
        <text:h text:style-name="Heading_20_1" text:outline-level="1">Features</text:h>
        <text:h text:style-name="Heading_20_1" text:outline-level="1">Benefits</text:h>
        <text:p text:style-name="P2">Fastpath Logic </text:p>
        <text:p text:style-name="P3">Veriog Parser Data sheet</text:p>
        <text:p text:style-name="P4">Parses, analyses and elaborates 10,000 lines/second RTL, 30,000 lines/second flat-netlist code. (Average throughput, 2 Ghz Xeon, Red Hat Linux 8.0.)</text:p>
        <text:p text:style-name="P4">100% Verilog (IEEE 1394) language coverage.</text:p>
        <text:p text:style-name="P4">Wide language subset support for elaboration, including IEEE 1164, multiple libraries, records, multi-dimensional arrays, generics, configurations, user-defined and overloaded functions/procedures/types, variable-indexing etc.</text:p>
        <text:p text:style-name="P4">Support for all standard and de-facto standard synthesis packages.</text:p>
        <text:p text:style-name="P4">Support for all Cadence, Mentor Graphics, and Synopsys synthesis pragmas. Downstream error handling support with line/file origination storage in RTL database. Application specific compile and run-time switches (don't care info, object preservation, etc.)</text:p>
        <text:p text:style-name="P4">Parses, analyses and elaborates 15,000 lines/second RTL, 30,000 lines/second flat-netlist code. (Average throughput, 2 Ghz Xeon, Red Hat Linux 8.0).</text:p>
        <text:p text:style-name="P4">100% Verilog IEEE 1394-1995 and IEEE 1394-2001 language coverage. </text:p>
        <text:p text:style-name="P4">Built-in Verilog pre-processor.</text:p>
        <text:p text:style-name="P4">Checks for design errors.</text:p>
        <text:p text:style-name="P4">Checks for synthesis errors.</text:p>
        <text:p text:style-name="P4">Wide language subset support for elaboration, including memory, named ports, tasks, functions, variable-indexing, string constants, UDP tables, etc.</text:p>
        <text:p text:style-name="P4">Verilog XL compliance with unknown module instantiation, and -y/-v file search mechanisms. Support for all Cadence, Mentor Graphics, and Synopsys synthesis pragmas.</text:p>
        <text:p text:style-name="P5">Downstream error handling support with line/file origination storage in RTL database. Application specific compile and run-time switches (don't care info, object preservation, etc.)</text:p>
        <text:p text:style-name="P5">Average memory usage approximately 300 bytes / gate. • Full hierarchy support, with grouping/ ungrouping, etc.</text:p>
        <text:p text:style-name="P5">Full support for any number of libraries, and no restrictions on library interaction (instantiations across different libraries).</text:p>
        <text:p text:style-name="P5">Support for buses.</text:p>
        <text:p text:style-name="P5">Compact storage of line and file origination info from RTL Readers.</text:p>
        <text:p text:style-name="P5">Simple and clean data model and Procedural Interface for easy integration with your existing database.</text:p>
        <text:p text:style-name="P5">On-line, customer accessible defect and enhancement tracking.</text:p>
        <text:p text:style-name="P5">Standard monthly releases with enhancements and improvements </text:p>
        <text:p text:style-name="P5"><text:s/>24 hour turnaround for critical defects</text:p>
        <text:p text:style-name="P6"/>
        <text:p text:style-name="P7"/>
        <text:p text:style-name="Text_20_body"/>
        <text:h text:style-name="Heading_20_1" text:outline-level="1">Architecture Diagram</text:h>
        <text:p text:style-name="P8"/>
        <text:h text:style-name="Heading_20_1" text:outline-level="1">Supported formats</text:h>
        <text:p text:style-name="P8"/>
        <text:h text:style-name="Heading_20_2" text:outline-level="2">Input:</text:h>
        <text:h text:style-name="Heading_20_2" text:outline-level="2">Output Generators Provided:</text:h>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Data</text:p>
        <text:p text:style-name="P8"/>
        <text:p text:style-name="P8"/>
        <text:p text:style-name="P8"/>
        <text:p text:style-name="P8"/>
        <text:p text:style-name="Standard"/>
        <text:p text:style-name="Standard"/>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TimesNewRomanPS-BoldMT" svg:font-family="TimesNewRomanPS-BoldMT" style:font-family-generic="roman"/>
    <style:font-face style:name="TimesNewRomanPSMT" svg:font-family="TimesNewRomanPSMT" style:font-family-generic="roman"/>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Header">
      <style:paragraph-properties fo:padding="0.0193in" fo:border-left="none" fo:border-right="none" fo:border-top="0.0346in solid #000080" fo:border-bottom="0.0071in solid #000080" style:shadow="none"/>
      <style:text-properties style:font-name="Arial"/>
    </style:style>
    <style:style style:name="P2" style:family="paragraph" style:parent-style-name="Header">
      <style:paragraph-properties fo:padding="0.0193in" fo:border-left="none" fo:border-right="none" fo:border-top="0.0346in solid #000080" fo:border-bottom="0.0071in solid #000080" style:shadow="none"/>
      <style:text-properties style:font-name="Arial" fo:font-size="16pt" style:font-size-asian="16pt" style:font-size-complex="16pt"/>
    </style:style>
    <style:style style:name="P3" style:family="paragraph" style:parent-style-name="Header">
      <style:paragraph-properties fo:padding="0.0193in" fo:border-left="none" fo:border-right="none" fo:border-top="0.0071in solid #000080" fo:border-bottom="0.0346in solid #000080" style:shadow="none"/>
    </style:style>
    <style:style style:name="P4" style:family="paragraph" style:parent-style-name="Table_20_Contents" style:master-page-name="">
      <style:paragraph-properties fo:margin-left="0.0398in" fo:margin-right="0.0398in" fo:margin-top="0.0783in" fo:margin-bottom="0.0398in" fo:text-indent="0in" style:auto-text-indent="false" fo:padding="0in" fo:border-left="none" fo:border-right="none" fo:border-top="0.0008in solid #000080" fo:border-bottom="none" style:shadow="none"/>
      <style:text-properties style:font-name="Arial" fo:font-size="8pt" style:font-size-asian="8pt" style:font-size-complex="8pt"/>
    </style:style>
    <style:style style:name="P5" style:family="paragraph" style:parent-style-name="Table_20_Contents">
      <style:paragraph-properties fo:margin-top="0.0398in" fo:margin-bottom="0in" fo:padding="0in" fo:border-left="none" fo:border-right="none" fo:border-top="0.0138in solid #000080" fo:border-bottom="none" style:shadow="none"/>
      <style:text-properties style:font-name="Arial" fo:font-size="10pt" style:font-size-asian="10pt" style:font-size-complex="10pt"/>
    </style:style>
    <style:style style:name="P6" style:family="paragraph" style:parent-style-name="Table_20_Contents">
      <style:paragraph-properties fo:margin-top="0.0398in" fo:margin-bottom="0in"/>
      <style:text-properties style:font-name="Arial" fo:font-size="9pt" fo:font-weight="bold" style:font-size-asian="9pt" style:font-weight-asian="bold" style:font-size-complex="9pt" style:font-weight-complex="bold"/>
    </style:style>
    <style:style style:name="T1" style:family="text">
      <style:text-properties fo:font-size="16pt" style:font-size-asian="16pt" style:font-size-complex="16pt"/>
    </style:style>
    <style:style style:name="T2" style:family="text">
      <style:text-properties style:font-name="Arial" fo:font-weight="bold" style:font-weight-asian="bold" style:font-weight-complex="bold"/>
    </style:style>
    <style:style style:name="T3" style:family="text">
      <style:text-properties fo:font-size="9pt" style:font-size-asian="9pt" style:font-size-complex="9pt"/>
    </style:style>
    <style:style style:name="T4" style:family="text">
      <style:text-properties fo:font-size="9pt" fo:font-weight="bold" style:font-size-asian="9pt" style:font-weight-asian="bold" style:font-size-complex="9pt" style:font-weight-complex="bold"/>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pm1">
      <style:page-layout-properties fo:page-width="8.2681in" fo:page-height="11.6929in" style:num-format="1" style:print-orientation="portrait" fo:margin-top="0.7874in" fo:margin-bottom="0.7874in" fo:margin-left="0.7874in" fo:margin-right="0.7874in" style:shadow="none" fo:background-color="transparent" style:writing-mode="lr-tb" style:footnote-max-height="0in">
        <style:background-image/>
        <style:columns fo:column-count="0" fo:column-gap="0in"/>
        <style:footnote-sep style:width="0.0071in" style:distance-before-sep="0.0398in" style:distance-after-sep="0.0398in" style:adjustment="left" style:rel-width="25%" style:color="#000000"/>
      </style:page-layout-properties>
      <style:header-style>
        <style:header-footer-properties fo:min-height="0.2362in" fo:margin-left="0in" fo:margin-right="0in" fo:margin-bottom="0.1965in" style:dynamic-spacing="false"/>
      </style:header-style>
      <style:footer-style>
        <style:header-footer-properties fo:min-height="0.2362in" fo:margin-left="0in" fo:margin-right="0in" fo:margin-top="0.1965in" style:dynamic-spacing="false"/>
      </style:footer-style>
    </style:page-layout>
    <style:page-layout style:name="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number:date-style style:name="N76" number:automatic-order="true">
      <number:month number:style="long" number:textual="true"/>
      <number:text> </number:text>
      <number:day/>
      <number:text>, </number:text>
      <number:year number:style="long"/>
    </number:date-style>
    <number:date-style style:name="N106">
      <number:year number:style="long"/>
    </number:date-style>
  </office:automatic-styles>
  <office:master-styles>
    <style:master-page style:name="Standard" style:page-layout-name="pm1" style:next-style-name="First_20_Page">
      <style:header>
        <text:p text:style-name="P1"><draw:frame draw:style-name="fr1" draw:name="graphics1" text:anchor-type="char" svg:x="0.0555in" svg:y="0.0937in" svg:width="2.4819in" svg:height="0.6626in" draw:z-index="0"><draw:image xlink:href="Pictures/2000000700002FDB00000DA6D69A0F8C.svm" xlink:type="simple" xlink:show="embed" xlink:actuate="onLoad"/></draw:frame><text:tab/><text:tab/><text:span text:style-name="T1">CSL Product Family</text:span></text:p>
        <text:p text:style-name="P2"><text:tab/><text:tab/>CSL Pipeline</text:p>
        <text:p text:style-name="P2"/>
        <text:p text:style-name="P3"><text:tab/><text:tab/><text:span text:style-name="T2">Datasheet</text:span></text:p>
      </style:header>
      <style:footer>
        <text:p text:style-name="P4">Copyright <text:s/>© <text:date style:data-style-name="N106" text:date-value="2007-02-27T18:30:58.10" text:fixed="true">2007</text:date> <text:s/>Fastpath Logic, Inc. Copying in any form without the expressed written permission of Fastpath Logic, Inc. is prohibited. All specifications are subject to change without notice.</text:p>
        <text:p text:style-name="P5"><text:span text:style-name="T3">(v.0.</text:span><text:span text:style-name="T3"><text:editing-cycles>15</text:editing-cycles></text:span><text:span text:style-name="T3">) </text:span><text:span text:style-name="T3"><text:date style:data-style-name="N76" text:date-value="2007-02-27T18:20:40.45" text:fixed="true">February 27, 2007</text:date></text:span><text:span text:style-name="T3"><text:tab/><text:tab/><text:tab/><text:tab/></text:span><text:span text:style-name="T4">www.fastpathlogic.com</text:span><text:span text:style-name="T3"><text:tab/><text:tab/><text:tab/><text:tab/><text:tab/></text:span><text:span text:style-name="T3"><text:page-number text:select-page="current">2</text:page-number></text:span></text:p>
        <text:p text:style-name="P6">Product specification</text:p>
      </style:footer>
    </style:master-page>
    <style:master-page style:name="First_20_Page" style:display-name="First Page" style:page-layout-name="pm2" style:next-style-name="Standard">
      <style:header>
        <text:p text:style-name="Header"><text:tab/><text:tab/><draw:frame draw:style-name="fr2" draw:name="graphics3" text:anchor-type="char" svg:x="0.0555in" svg:width="0.8465in" svg:height="0.1681in" draw:z-index="1"><draw:image xlink:href="Pictures/2000000700002FDB00000DA6D69A0F8C.svm" xlink:type="simple" xlink:show="embed" xlink:actuate="onLoad"/></draw:frame></text:p>
      </style:header>
      <style:footer>
        <text:p text:style-name="P4">Copyright <text:s/>© <text:date style:data-style-name="N106" text:date-value="2007-02-27T18:30:58.10" text:fixed="true">2007</text:date> <text:s/>Fastpath Logic, Inc. Copying in any form without the expressed written permission of Fastpath Logic, Inc. is prohibited. All specifications are subject to change without notice.</text:p>
        <text:p text:style-name="P5"><text:span text:style-name="T3">(v.0.</text:span><text:span text:style-name="T3"><text:editing-cycles>15</text:editing-cycles></text:span><text:span text:style-name="T3">) </text:span><text:span text:style-name="T3"><text:date style:data-style-name="N76" text:date-value="2007-02-27T18:20:40.45" text:fixed="true">February 27, 2007</text:date></text:span><text:span text:style-name="T3"><text:tab/><text:tab/><text:tab/><text:tab/></text:span><text:span text:style-name="T4">www.fastpathlogic.com</text:span><text:span text:style-name="T3"><text:tab/><text:tab/><text:tab/><text:tab/><text:tab/></text:span><text:span text:style-name="T3"><text:page-number text:select-page="current">2</text:page-number></text:span></text:p>
        <text:p text:style-name="P6">Product specificatio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0_Aqua_Beta_3$Unix OpenOffice.org_project/680m7$Build-9044</meta:generator>
    <meta:initial-creator>Cristian-Gyozo Haba</meta:initial-creator>
    <meta:creation-date>2007-02-27T18:09:27</meta:creation-date>
    <dc:creator>Agent 007</dc:creator>
    <dc:date>2008-01-27T12:39:44</dc:date>
    <dc:language>en-US</dc:language>
    <meta:editing-cycles>15</meta:editing-cycles>
    <meta:editing-duration>PT4H45M28S</meta:editing-duration>
    <meta:user-defined meta:name="Info 1"/>
    <meta:user-defined meta:name="Info 2"/>
    <meta:user-defined meta:name="Info 3"/>
    <meta:user-defined meta:name="Info 4"/>
    <meta:document-statistic meta:table-count="0" meta:image-count="2" meta:object-count="0" meta:page-count="2" meta:paragraph-count="44" meta:word-count="505" meta:character-count="3606"/>
  </office:meta>
</office:document-meta>
</file>